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832.76pt" svg:y="293.64pt">
            <draw:object draw:notify-on-update-of-ranges="Sheet1.A1:Sheet1.A15 Sheet1.B18:Sheet1.B31 Sheet1.A2:Sheet1.A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9pt" svg:height="255.23pt" svg:x="832.76pt" svg:y="5.27pt">
            <draw:object draw:notify-on-update-of-ranges="Sheet1.A2:Sheet1.A15 Sheet1.C18:Sheet1.C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3.41pt" svg:y="514.06pt">
            <draw:object draw:notify-on-update-of-ranges="Sheet1.D18:Sheet1.D31 Sheet1.A18:Sheet1.A31 Sheet1.D18:Sheet1.D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66.84pt" svg:y="130.82pt">
            <draw:object draw:notify-on-update-of-ranges="Sheet1.A35:Sheet1.A47 Sheet1.A19:Sheet1.A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SG Size</text:p>
          </table:table-cell>
          <table:table-cell office:value-type="string" calcext:value-type="string">
            <text:p>Send Time</text:p>
          </table:table-cell>
          <table:table-cell office:value-type="string" calcext:value-type="string">
            <text:p>Recv Time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Send Time</text:p>
          </table:table-cell>
          <table:table-cell office:value-type="string" calcext:value-type="string">
            <text:p>Recv Time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Send Time</text:p>
          </table:table-cell>
          <table:table-cell office:value-type="string" calcext:value-type="string">
            <text:p>Recv Time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table:formula="of:=[.C2]-[.B2]" office:value-type="float" office:value="116" calcext:value-type="float">
            <text:p>1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table:formula="of:=[.G2]-[.F2]" office:value-type="float" office:value="79" calcext:value-type="float">
            <text:p>7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table:formula="of:=[.K2]-[.J2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formula="of:=[.C3]-[.B3]" office:value-type="float" office:value="82" calcext:value-type="float">
            <text:p>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[.G3]-[.F3]"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table:formula="of:=[.K3]-[.J3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[.C4]-[.B4]" office:value-type="float" office:value="82" calcext:value-type="float">
            <text:p>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formula="of:=[.G4]-[.F4]" office:value-type="float" office:value="81" calcext:value-type="float">
            <text:p>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formula="of:=[.K4]-[.J4]"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[.C5]-[.B5]" office:value-type="float" office:value="82" calcext:value-type="float">
            <text:p>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[.G5]-[.F5]" office:value-type="float" office:value="80" calcext:value-type="float">
            <text:p>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formula="of:=[.K5]-[.J5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[.C6]-[.B6]" office:value-type="float" office:value="80" calcext:value-type="float">
            <text:p>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formula="of:=[.G6]-[.F6]" office:value-type="float" office:value="81" calcext:value-type="float">
            <text:p>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formula="of:=[.K6]-[.J6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[.C7]-[.B7]"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formula="of:=[.G7]-[.F7]" office:value-type="float" office:value="79" calcext:value-type="float">
            <text:p>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formula="of:=[.K7]-[.J7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formula="of:=[.C8]-[.B8]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formula="of:=[.G8]-[.F8]" office:value-type="float" office:value="82" calcext:value-type="float">
            <text:p>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formula="of:=[.K8]-[.J8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formula="of:=[.C9]-[.B9]"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[.G9]-[.F9]" office:value-type="float" office:value="82" calcext:value-type="float">
            <text:p>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formula="of:=[.K9]-[.J9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formula="of:=[.C10]-[.B10]"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formula="of:=[.G10]-[.F10]" office:value-type="float" office:value="81" calcext:value-type="float">
            <text:p>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formula="of:=[.K10]-[.J10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formula="of:=[.C11]-[.B11]" office:value-type="float" office:value="108" calcext:value-type="float">
            <text:p>1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table:formula="of:=[.G11]-[.F11]" office:value-type="float" office:value="107" calcext:value-type="float">
            <text:p>1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table:formula="of:=[.K11]-[.J11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table:formula="of:=[.C12]-[.B12]" office:value-type="float" office:value="128" calcext:value-type="float">
            <text:p>1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table:formula="of:=[.G12]-[.F12]" office:value-type="float" office:value="128" calcext:value-type="float">
            <text:p>1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table:formula="of:=[.K12]-[.J1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table:formula="of:=[.C13]-[.B13]" office:value-type="float" office:value="158" calcext:value-type="float">
            <text:p>1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table:formula="of:=[.G13]-[.F13]" office:value-type="float" office:value="161" calcext:value-type="float">
            <text:p>1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table:formula="of:=[.K13]-[.J13]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table:formula="of:=[.C14]-[.B14]" office:value-type="float" office:value="218" calcext:value-type="float">
            <text:p>2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table:formula="of:=[.G14]-[.F14]" office:value-type="float" office:value="216" calcext:value-type="float">
            <text:p>2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6" calcext:value-type="float">
            <text:p>236</text:p>
          </table:table-cell>
          <table:table-cell table:formula="of:=[.K14]-[.J14]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table:formula="of:=[.C15]-[.B15]" office:value-type="float" office:value="302" calcext:value-type="float">
            <text:p>3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11" calcext:value-type="float">
            <text:p>311</text:p>
          </table:table-cell>
          <table:table-cell table:formula="of:=[.G15]-[.F15]" office:value-type="float" office:value="296" calcext:value-type="float">
            <text:p>2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table:formula="of:=[.K15]-[.J15]" office:value-type="float" office:value="307" calcext:value-type="float">
            <text:p>30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vg Send</text:p>
          </table:table-cell>
          <table:table-cell office:value-type="string" calcext:value-type="string">
            <text:p>Avg Recv</text:p>
          </table:table-cell>
          <table:table-cell office:value-type="string" calcext:value-type="string">
            <text:p>Avg Delt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2]+[.F2]+[.J2])/3" office:value-type="float" office:value="22.6666666666667" calcext:value-type="float">
            <text:p>22.6666666666667</text:p>
          </table:table-cell>
          <table:table-cell table:formula="of:=([.C2]+[.G2]+[.K2])/3" office:value-type="float" office:value="125.666666666667" calcext:value-type="float">
            <text:p>125.666666666667</text:p>
          </table:table-cell>
          <table:table-cell table:formula="of:=([.D2]+[.H2]+[.L2])/3"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3]+[.F3]+[.J3])/3" office:value-type="float" office:value="9" calcext:value-type="float">
            <text:p>9</text:p>
          </table:table-cell>
          <table:table-cell table:formula="of:=([.C3]+[.G3]+[.K3])/3" office:value-type="float" office:value="91" calcext:value-type="float">
            <text:p>91</text:p>
          </table:table-cell>
          <table:table-cell table:formula="of:=([.D3]+[.H3]+[.L3])/3"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4]+[.F4]+[.J4])/3" office:value-type="float" office:value="8.33333333333333" calcext:value-type="float">
            <text:p>8.33333333333333</text:p>
          </table:table-cell>
          <table:table-cell table:formula="of:=([.C4]+[.G4]+[.K4])/3" office:value-type="float" office:value="90.3333333333333" calcext:value-type="float">
            <text:p>90.3333333333333</text:p>
          </table:table-cell>
          <table:table-cell table:formula="of:=([.D4]+[.H4]+[.L4])/3"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5]+[.F5]+[.J5])/3" office:value-type="float" office:value="8.33333333333333" calcext:value-type="float">
            <text:p>8.33333333333333</text:p>
          </table:table-cell>
          <table:table-cell table:formula="of:=([.C5]+[.G5]+[.K5])/3" office:value-type="float" office:value="90" calcext:value-type="float">
            <text:p>90</text:p>
          </table:table-cell>
          <table:table-cell table:formula="of:=([.D5]+[.H5]+[.L5])/3" office:value-type="float" office:value="81.6666666666667" calcext:value-type="float">
            <text:p>81.666666666666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B6]+[.F6]+[.J6])/3" office:value-type="float" office:value="8.66666666666667" calcext:value-type="float">
            <text:p>8.66666666666667</text:p>
          </table:table-cell>
          <table:table-cell table:formula="of:=([.C6]+[.G6]+[.K6])/3" office:value-type="float" office:value="89.6666666666667" calcext:value-type="float">
            <text:p>89.6666666666667</text:p>
          </table:table-cell>
          <table:table-cell table:formula="of:=([.D6]+[.H6]+[.L6])/3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B7]+[.F7]+[.J7])/3" office:value-type="float" office:value="9" calcext:value-type="float">
            <text:p>9</text:p>
          </table:table-cell>
          <table:table-cell table:formula="of:=([.C7]+[.G7]+[.K7])/3" office:value-type="float" office:value="90.3333333333333" calcext:value-type="float">
            <text:p>90.3333333333333</text:p>
          </table:table-cell>
          <table:table-cell table:formula="of:=([.D7]+[.H7]+[.L7])/3" office:value-type="float" office:value="81.3333333333333" calcext:value-type="float">
            <text:p>81.333333333333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B8]+[.F8]+[.J8])/3" office:value-type="float" office:value="8.33333333333333" calcext:value-type="float">
            <text:p>8.33333333333333</text:p>
          </table:table-cell>
          <table:table-cell table:formula="of:=([.C8]+[.G8]+[.K8])/3" office:value-type="float" office:value="104.666666666667" calcext:value-type="float">
            <text:p>104.666666666667</text:p>
          </table:table-cell>
          <table:table-cell table:formula="of:=([.D8]+[.H8]+[.L8])/3" office:value-type="float" office:value="96.3333333333333" calcext:value-type="float">
            <text:p>96.3333333333333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B9]+[.F9]+[.J9])/3" office:value-type="float" office:value="8.66666666666667" calcext:value-type="float">
            <text:p>8.66666666666667</text:p>
          </table:table-cell>
          <table:table-cell table:formula="of:=([.C9]+[.G9]+[.K9])/3" office:value-type="float" office:value="92" calcext:value-type="float">
            <text:p>92</text:p>
          </table:table-cell>
          <table:table-cell table:formula="of:=([.D9]+[.H9]+[.L9])/3" office:value-type="float" office:value="83.3333333333333" calcext:value-type="float">
            <text:p>83.3333333333333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[.B10]+[.F10]+[.J10])/3" office:value-type="float" office:value="8.66666666666667" calcext:value-type="float">
            <text:p>8.66666666666667</text:p>
          </table:table-cell>
          <table:table-cell table:formula="of:=([.C10]+[.G10]+[.K10])/3" office:value-type="float" office:value="91.6666666666667" calcext:value-type="float">
            <text:p>91.6666666666667</text:p>
          </table:table-cell>
          <table:table-cell table:formula="of:=([.D10]+[.H10]+[.L10])/3"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[.B11]+[.F11]+[.J11])/3" office:value-type="float" office:value="9" calcext:value-type="float">
            <text:p>9</text:p>
          </table:table-cell>
          <table:table-cell table:formula="of:=([.C11]+[.G11]+[.K11])/3" office:value-type="float" office:value="116.333333333333" calcext:value-type="float">
            <text:p>116.333333333333</text:p>
          </table:table-cell>
          <table:table-cell table:formula="of:=([.D11]+[.H11]+[.L11])/3" office:value-type="float" office:value="107.333333333333" calcext:value-type="float">
            <text:p>107.333333333333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[.B12]+[.F12]+[.J12])/3" office:value-type="float" office:value="9" calcext:value-type="float">
            <text:p>9</text:p>
          </table:table-cell>
          <table:table-cell table:formula="of:=([.C12]+[.G12]+[.K12])/3" office:value-type="float" office:value="137.666666666667" calcext:value-type="float">
            <text:p>137.666666666667</text:p>
          </table:table-cell>
          <table:table-cell table:formula="of:=([.D12]+[.H12]+[.L12])/3" office:value-type="float" office:value="128.666666666667" calcext:value-type="float">
            <text:p>128.666666666667</text:p>
          </table:table-cell>
          <table:table-cell table:number-columns-repeated="8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([.B13]+[.F13]+[.J13])/3" office:value-type="float" office:value="13.6666666666667" calcext:value-type="float">
            <text:p>13.6666666666667</text:p>
          </table:table-cell>
          <table:table-cell table:formula="of:=([.C13]+[.G13]+[.K13])/3" office:value-type="float" office:value="174.666666666667" calcext:value-type="float">
            <text:p>174.666666666667</text:p>
          </table:table-cell>
          <table:table-cell table:formula="of:=([.D13]+[.H13]+[.L13])/3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([.B14]+[.F14]+[.J14])/3" office:value-type="float" office:value="14" calcext:value-type="float">
            <text:p>14</text:p>
          </table:table-cell>
          <table:table-cell table:formula="of:=([.C14]+[.G14]+[.K14])/3" office:value-type="float" office:value="232.666666666667" calcext:value-type="float">
            <text:p>232.666666666667</text:p>
          </table:table-cell>
          <table:table-cell table:formula="of:=([.D14]+[.H14]+[.L14])/3" office:value-type="float" office:value="218.666666666667" calcext:value-type="float">
            <text:p>218.666666666667</text:p>
          </table:table-cell>
          <table:table-cell table:number-columns-repeated="8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([.B15]+[.F15]+[.J15])/3" office:value-type="float" office:value="15" calcext:value-type="float">
            <text:p>15</text:p>
          </table:table-cell>
          <table:table-cell table:formula="of:=([.C15]+[.G15]+[.K15])/3" office:value-type="float" office:value="316.666666666667" calcext:value-type="float">
            <text:p>316.666666666667</text:p>
          </table:table-cell>
          <table:table-cell table:formula="of:=([.D15]+[.H15]+[.L15])/3" office:value-type="float" office:value="301.666666666667" calcext:value-type="float">
            <text:p>301.66666666666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otal Time</text:p>
          </table:table-cell>
          <table:table-cell table:number-columns-repeated="11"/>
        </table:table-row>
        <table:table-row table:style-name="ro1">
          <table:table-cell table:formula="of:=[.B18]+[.C18]" office:value-type="float" office:value="148.333333333333" calcext:value-type="float">
            <text:p>148.333333333333</text:p>
          </table:table-cell>
          <table:table-cell table:number-columns-repeated="11"/>
        </table:table-row>
        <table:table-row table:style-name="ro1">
          <table:table-cell table:formula="of:=[.B19]+[.C19]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formula="of:=[.B20]+[.C20]" office:value-type="float" office:value="98.6666666666667" calcext:value-type="float">
            <text:p>98.6666666666667</text:p>
          </table:table-cell>
          <table:table-cell table:number-columns-repeated="11"/>
        </table:table-row>
        <table:table-row table:style-name="ro1">
          <table:table-cell table:formula="of:=[.B21]+[.C21]" office:value-type="float" office:value="98.3333333333333" calcext:value-type="float">
            <text:p>98.3333333333333</text:p>
          </table:table-cell>
          <table:table-cell table:number-columns-repeated="11"/>
        </table:table-row>
        <table:table-row table:style-name="ro1">
          <table:table-cell table:formula="of:=[.B22]+[.C22]" office:value-type="float" office:value="98.3333333333333" calcext:value-type="float">
            <text:p>98.3333333333333</text:p>
          </table:table-cell>
          <table:table-cell table:number-columns-repeated="11"/>
        </table:table-row>
        <table:table-row table:style-name="ro1">
          <table:table-cell table:formula="of:=[.B23]+[.C23]" office:value-type="float" office:value="99.3333333333333" calcext:value-type="float">
            <text:p>99.3333333333333</text:p>
          </table:table-cell>
          <table:table-cell table:number-columns-repeated="11"/>
        </table:table-row>
        <table:table-row table:style-name="ro1">
          <table:table-cell table:formula="of:=[.B24]+[.C24]" office:value-type="float" office:value="113" calcext:value-type="float">
            <text:p>113</text:p>
          </table:table-cell>
          <table:table-cell table:number-columns-repeated="11"/>
        </table:table-row>
        <table:table-row table:style-name="ro1">
          <table:table-cell table:formula="of:=[.B25]+[.C25]" office:value-type="float" office:value="100.666666666667" calcext:value-type="float">
            <text:p>100.666666666667</text:p>
          </table:table-cell>
          <table:table-cell table:number-columns-repeated="11"/>
        </table:table-row>
        <table:table-row table:style-name="ro1">
          <table:table-cell table:formula="of:=[.B26]+[.C26]" office:value-type="float" office:value="100.333333333333" calcext:value-type="float">
            <text:p>100.333333333333</text:p>
          </table:table-cell>
          <table:table-cell table:number-columns-repeated="11"/>
        </table:table-row>
        <table:table-row table:style-name="ro1">
          <table:table-cell table:formula="of:=[.B27]+[.C27]" office:value-type="float" office:value="125.333333333333" calcext:value-type="float">
            <text:p>125.333333333333</text:p>
          </table:table-cell>
          <table:table-cell table:number-columns-repeated="11"/>
        </table:table-row>
        <table:table-row table:style-name="ro1">
          <table:table-cell table:formula="of:=[.B28]+[.C28]" office:value-type="float" office:value="146.666666666667" calcext:value-type="float">
            <text:p>146.666666666667</text:p>
          </table:table-cell>
          <table:table-cell table:number-columns-repeated="11"/>
        </table:table-row>
        <table:table-row table:style-name="ro1">
          <table:table-cell table:formula="of:=[.B29]+[.C29]" office:value-type="float" office:value="188.333333333333" calcext:value-type="float">
            <text:p>188.333333333333</text:p>
          </table:table-cell>
          <table:table-cell table:number-columns-repeated="11"/>
        </table:table-row>
        <table:table-row table:style-name="ro1">
          <table:table-cell table:formula="of:=[.B30]+[.C30]" office:value-type="float" office:value="246.666666666667" calcext:value-type="float">
            <text:p>246.666666666667</text:p>
          </table:table-cell>
          <table:table-cell table:number-columns-repeated="11"/>
        </table:table-row>
        <table:table-row table:style-name="ro1">
          <table:table-cell table:formula="of:=[.B31]+[.C31]" office:value-type="float" office:value="331.666666666667" calcext:value-type="float">
            <text:p>331.66666666666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2:05:07.325584470</meta:creation-date>
    <dc:date>2018-09-23T16:31:42.679072955</dc:date>
    <meta:editing-duration>PT19M32S</meta:editing-duration>
    <meta:editing-cycles>2</meta:editing-cycles>
    <meta:generator>LibreOffice/6.1.0.3$Linux_X86_64 LibreOffice_project/10$Build-3</meta:generator>
    <meta:document-statistic meta:table-count="1" meta:cell-count="2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38cm" svg:y="0.316cm" chart:style-name="ch2">
          <text:p>Send time Vs MSG Size</text:p>
        </chart:title>
        <chart:legend chart:legend-position="end" svg:x="13.146cm" svg:y="4.203cm" style:legend-expansion="high" chart:style-name="ch3"/>
        <chart:plot-area chart:style-name="ch4" table:cell-range-address="Sheet1.A1:Sheet1.A15 Sheet1.B18:Sheet1.B31" chart:data-source-has-labels="column" svg:x="1.33cm" svg:y="1.275cm" svg:width="11.497cm" svg:height="6.569cm">
          <chartooo:coordinate-region svg:x="1.951cm" svg:y="1.474cm" svg:width="10.504cm" svg:height="5.723cm"/>
          <chart:axis chart:dimension="x" chart:name="primary-x" chart:style-name="ch5" chartooo:axis-type="auto">
            <chart:title svg:x="5.499cm" svg:y="8.024cm" chart:style-name="ch6">
              <text:p>Message Size(Bytes)</text:p>
            </chart:title>
            <chart:categories table:cell-range-address="Sheet1.A1:Sheet1.A15"/>
          </chart:axis>
          <chart:axis chart:dimension="y" chart:name="primary-y" chart:style-name="ch5">
            <chart:title svg:x="0.451cm" svg:y="6.548cm" chart:style-name="ch7">
              <text:p>Send TIme (microseconds)</text:p>
            </chart:title>
            <chart:grid chart:style-name="ch8" chart:class="major"/>
          </chart:axis>
          <chart:series chart:style-name="ch9" chart:values-cell-range-address="Sheet1.B18:Sheet1.B31" chart:class="chart:scatter">
            <chart:domain table:cell-range-address="Sheet1.A2:Sheet1.A15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SG Size</text:p>
                <draw:g>
                  <svg:desc>Sheet1.A1:Sheet1.A15</svg:desc>
                </draw:g>
              </table:table-cell>
              <table:table-cell office:value-type="float" office:value="1">
                <text:p>1</text:p>
                <draw:g>
                  <svg:desc>Sheet1.A2:Sheet1.A15</svg:desc>
                </draw:g>
              </table:table-cell>
              <table:table-cell office:value-type="float" office:value="22.6666666666667">
                <text:p>22.6666666666667</text:p>
                <draw:g>
                  <svg:desc>Sheet1.B18:Sheet1.B3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4.754cm" svg:y="0.316cm" chart:style-name="ch2">
          <text:p>Receive Time Vs Message Size</text:p>
        </chart:title>
        <chart:plot-area chart:style-name="ch3" table:cell-range-address="Sheet1.A2:Sheet1.A15 Sheet1.C18:Sheet1.C31" svg:x="1.33cm" svg:y="1.275cm" svg:width="14.35cm" svg:height="6.569cm">
          <chartooo:coordinate-region svg:x="2.137cm" svg:y="1.474cm" svg:width="13.171cm" svg:height="5.723cm"/>
          <chart:axis chart:dimension="x" chart:name="primary-x" chart:style-name="ch4">
            <chart:title svg:x="6.887cm" svg:y="8.024cm" chart:style-name="ch5">
              <text:p>Message Size (Bytes)</text:p>
            </chart:title>
          </chart:axis>
          <chart:axis chart:dimension="y" chart:name="primary-y" chart:style-name="ch4">
            <chart:title svg:x="0.451cm" svg:y="6.759cm" chart:style-name="ch6">
              <text:p>Receive Time (microseconds)</text:p>
            </chart:title>
            <chart:grid chart:style-name="ch7" chart:class="major"/>
          </chart:axis>
          <chart:series chart:style-name="ch8" chart:values-cell-range-address="Sheet1.C18:Sheet1.C31" chart:class="chart:scatter">
            <chart:domain table:cell-range-address="Sheet1.A2:Sheet1.A15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5</svg:desc>
                </draw:g>
              </table:table-cell>
              <table:table-cell office:value-type="float" office:value="125.666666666667">
                <text:p>125.666666666667</text:p>
                <draw:g>
                  <svg:desc>Sheet1.C18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0.3333333333333">
                <text:p>90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90.3333333333333">
                <text:p>90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04.666666666667">
                <text:p>104.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16.333333333333">
                <text:p>116.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37.666666666667">
                <text:p>137.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74.666666666667">
                <text:p>174.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232.666666666667">
                <text:p>232.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316.666666666667">
                <text:p>316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0" chart:style-name="ch1">
        <chart:title svg:x="5.072cm" svg:y="0.316cm" chart:style-name="ch2">
          <text:p>Delta Time vs Message Size</text:p>
        </chart:title>
        <chart:legend chart:legend-position="end" svg:x="13.148cm" svg:y="4.201cm" style:legend-expansion="high" chart:style-name="ch3"/>
        <chart:plot-area chart:style-name="ch4" table:cell-range-address="Sheet1.D18:Sheet1.D31 Sheet1.A18:Sheet1.A31" chart:data-source-has-labels="column" svg:x="1.331cm" svg:y="1.275cm" svg:width="11.497cm" svg:height="6.564cm">
          <chartooo:coordinate-region svg:x="2.138cm" svg:y="1.474cm" svg:width="10.318cm" svg:height="5.718cm"/>
          <chart:axis chart:dimension="x" chart:name="primary-x" chart:style-name="ch5" chartooo:axis-type="auto">
            <chart:title svg:x="5.461cm" svg:y="8.019cm" chart:style-name="ch6">
              <text:p>Message Size (Bytes)</text:p>
            </chart:title>
            <chart:categories table:cell-range-address="Sheet1.D18:Sheet1.D31"/>
          </chart:axis>
          <chart:axis chart:dimension="y" chart:name="primary-y" chart:style-name="ch5">
            <chart:title svg:x="0.451cm" svg:y="6.546cm" chart:style-name="ch7">
              <text:p>Delta Time (microseconds)</text:p>
            </chart:title>
            <chart:grid chart:style-name="ch8" chart:class="major"/>
          </chart:axis>
          <chart:series chart:style-name="ch9" chart:values-cell-range-address="Sheet1.D18:Sheet1.D31" chart:class="chart:scatter">
            <chart:domain table:cell-range-address="Sheet1.A18:Sheet1.A31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3">
                <text:p>103</text:p>
                <draw:g>
                  <svg:desc>Sheet1.D18:Sheet1.D31</svg:desc>
                </draw:g>
              </table:table-cell>
              <table:table-cell office:value-type="float" office:value="1">
                <text:p>1</text:p>
                <draw:g>
                  <svg:desc>Sheet1.A18:Sheet1.A31</svg:desc>
                </draw:g>
              </table:table-cell>
              <table:table-cell office:value-type="float" office:value="103">
                <text:p>103</text:p>
                <draw:g>
                  <svg:desc>Sheet1.D18:Sheet1.D31</svg:desc>
                </draw:g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1.6666666666667">
                <text:p>81.6666666666667</text:p>
              </table:table-cell>
              <table:table-cell office:value-type="float" office:value="8">
                <text:p>8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1.3333333333333">
                <text:p>81.3333333333333</text:p>
              </table:table-cell>
              <table:table-cell office:value-type="float" office:value="32">
                <text:p>32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float" office:value="96.3333333333333">
                <text:p>96.3333333333333</text:p>
              </table:table-cell>
              <table:table-cell office:value-type="float" office:value="64">
                <text:p>64</text:p>
              </table:table-cell>
              <table:table-cell office:value-type="float" office:value="96.3333333333333">
                <text:p>96.3333333333333</text:p>
              </table:table-cell>
            </table:table-row>
            <table:table-row>
              <table:table-cell office:value-type="float" office:value="83.3333333333333">
                <text:p>83.3333333333333</text:p>
              </table:table-cell>
              <table:table-cell office:value-type="float" office:value="128">
                <text:p>128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56">
                <text:p>2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07.333333333333">
                <text:p>107.333333333333</text:p>
              </table:table-cell>
              <table:table-cell office:value-type="float" office:value="512">
                <text:p>512</text:p>
              </table:table-cell>
              <table:table-cell office:value-type="float" office:value="107.333333333333">
                <text:p>107.333333333333</text:p>
              </table:table-cell>
            </table:table-row>
            <table:table-row>
              <table:table-cell office:value-type="float" office:value="128.666666666667">
                <text:p>128.666666666667</text:p>
              </table:table-cell>
              <table:table-cell office:value-type="float" office:value="1024">
                <text:p>1024</text:p>
              </table:table-cell>
              <table:table-cell office:value-type="float" office:value="128.666666666667">
                <text:p>128.66666666666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048">
                <text:p>204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8.666666666667">
                <text:p>218.666666666667</text:p>
              </table:table-cell>
              <table:table-cell office:value-type="float" office:value="4096">
                <text:p>4096</text:p>
              </table:table-cell>
              <table:table-cell office:value-type="float" office:value="218.666666666667">
                <text:p>218.666666666667</text:p>
              </table:table-cell>
            </table:table-row>
            <table:table-row>
              <table:table-cell office:value-type="float" office:value="301.666666666667">
                <text:p>301.666666666667</text:p>
              </table:table-cell>
              <table:table-cell office:value-type="float" office:value="8192">
                <text:p>8192</text:p>
              </table:table-cell>
              <table:table-cell office:value-type="float" office:value="301.666666666667">
                <text:p>301.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55cm" svg:y="0.316cm" chart:style-name="ch2">
          <text:p>Total Latency VS Message Size</text:p>
        </chart:title>
        <chart:legend chart:legend-position="end" svg:x="11.904cm" svg:y="3.952cm" style:legend-expansion="high" chart:style-name="ch3"/>
        <chart:plot-area chart:style-name="ch4" table:cell-range-address="Sheet1.A19:Sheet1.A31 Sheet1.A35:Sheet1.A47" svg:x="1.331cm" svg:y="1.275cm" svg:width="10.253cm" svg:height="6.564cm">
          <chartooo:coordinate-region svg:x="2.138cm" svg:y="1.474cm" svg:width="9.074cm" svg:height="5.718cm"/>
          <chart:axis chart:dimension="x" chart:name="primary-x" chart:style-name="ch5">
            <chart:title svg:x="4.878cm" svg:y="8.019cm" chart:style-name="ch6">
              <text:p>Message Size(Bytes)</text:p>
            </chart:title>
          </chart:axis>
          <chart:axis chart:dimension="y" chart:name="primary-y" chart:style-name="ch5">
            <chart:title svg:x="0.451cm" svg:y="6.48cm" chart:style-name="ch7">
              <text:p>Total Time(microseconds)</text:p>
            </chart:title>
            <chart:grid chart:style-name="ch8" chart:class="major"/>
          </chart:axis>
          <chart:series chart:style-name="ch9" chart:values-cell-range-address="Sheet1.A35:Sheet1.A47" chart:class="chart:scatter">
            <chart:domain table:cell-range-address="Sheet1.A19:Sheet1.A31"/>
            <chart:regression-curve chart:style-name="ch10">
              <chart:equation chart:display-equation="true" chart:display-r-square="false"/>
            </chart:regression-curve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9:Sheet1.A31</svg:desc>
                </draw:g>
              </table:table-cell>
              <table:table-cell office:value-type="float" office:value="100">
                <text:p>100</text:p>
                <draw:g>
                  <svg:desc>Sheet1.A35:Sheet1.A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8.6666666666667">
                <text:p>98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8.3333333333333">
                <text:p>9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8.3333333333333">
                <text:p>98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100.666666666667">
                <text:p>100.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00.333333333333">
                <text:p>100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125.333333333333">
                <text:p>125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88.333333333333">
                <text:p>188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246.666666666667">
                <text:p>246.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331.666666666667">
                <text:p>331.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